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ontAwesome1" svg:font-family="FontAwesome"/>
    <style:font-face style:name="FontAwesome2" svg:font-family="FontAwesome" style:font-adornments="Regular"/>
    <style:font-face style:name="Liberation Serif" svg:font-family="'Liberation Serif'" style:font-family-generic="roman"/>
    <style:font-face style:name="Droid Sans Devanagari2" svg:font-family="'Droid Sans Devanagari'" style:font-pitch="variable"/>
    <style:font-face style:name="Font Awesome 5 Free Solid" svg:font-family="'Font Awesome 5 Free Solid'" style:font-pitch="variable"/>
    <style:font-face style:name="FontAwesome" svg:font-family="FontAwesome" style:font-pitch="variable"/>
    <style:font-face style:name="Liberation Sans" svg:font-family="'Liberation Sans'" style:font-pitch="variable"/>
    <style:font-face style:name="Noto Sans CJK SC2" svg:font-family="'Noto Sans CJK SC'" style:font-pitch="variable"/>
    <style:font-face style:name="Droid Sans Devanagari" svg:font-family="'Droid Sans Devanagari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42cm" svg:stroke-color="#bb3754" draw:marker-start-width="0.262cm" draw:marker-end-width="0.262cm" draw:fill-color="#ffffff" draw:opacity="100%" draw:textarea-horizontal-align="justify" draw:textarea-vertical-align="middle" draw:auto-grow-height="false" fo:min-height="1.02cm" fo:min-width="8.542cm" fo:padding-top="0.145cm" fo:padding-bottom="0.145cm" fo:padding-left="0.27cm" fo:padding-right="0.27cm"/>
    </style:style>
    <style:style style:name="gr2" style:family="graphic" style:parent-style-name="standard" style:list-style-name="L1">
      <style:graphic-properties draw:stroke="none" svg:stroke-color="#170c3a" draw:fill-color="#bb3754" draw:opacity="25%" draw:textarea-horizontal-align="justify" draw:textarea-vertical-align="middle" draw:auto-grow-height="false" fo:min-height="2.166cm" fo:min-width="4.948cm"/>
      <style:paragraph-properties style:writing-mode="lr-tb"/>
    </style:style>
    <style:style style:name="gr3" style:family="graphic" style:parent-style-name="standard">
      <style:graphic-properties draw:stroke="solid" svg:stroke-width="0.042cm" svg:stroke-color="#170c3a" draw:marker-start-width="0.262cm" draw:marker-end-width="0.262cm" draw:fill-color="#ffffff" draw:textarea-horizontal-align="justify" draw:textarea-vertical-align="middle" draw:auto-grow-height="false" fo:min-height="0.391cm" fo:min-width="1.588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>
      <style:graphic-properties draw:stroke="solid" svg:stroke-width="0.042cm" svg:stroke-color="#170c3a" draw:marker-start-width="0.262cm" draw:marker-end-width="0.262cm" draw:fill-color="#ffffff" draw:textarea-horizontal-align="justify" draw:textarea-vertical-align="middle" draw:auto-grow-height="false" fo:min-height="0.873cm" fo:min-width="1.69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cm"/>
      <style:paragraph-properties style:writing-mode="lr-tb"/>
    </style:style>
    <style:style style:name="gr6" style:family="graphic" style:parent-style-name="standard">
      <style:graphic-properties draw:stroke="solid" svg:stroke-width="0.042cm" svg:stroke-color="#170c3a" draw:marker-start-width="0.262cm" draw:marker-end-width="0.262cm" draw:fill-color="#ffffff" draw:textarea-horizontal-align="justify" draw:textarea-vertical-align="middle" draw:auto-grow-height="false" fo:min-height="0.391cm" fo:min-width="0.741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>
      <style:graphic-properties draw:stroke="none" svg:stroke-width="0.018cm" svg:stroke-color="#000000" draw:marker-start-width="0.227cm" draw:marker-end-width="0.227cm" draw:fill="none" fo:min-height="1.36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4cm" fo:min-width="0cm"/>
      <style:paragraph-properties style:writing-mode="lr-tb"/>
    </style:style>
    <style:style style:name="gr9" style:family="graphic" style:parent-style-name="standard">
      <style:graphic-properties draw:stroke="solid" svg:stroke-width="0.042cm" svg:stroke-color="#170c3a" draw:marker-start-width="0.262cm" draw:marker-end-width="0.262cm" draw:fill-color="#ffffff" draw:textarea-horizontal-align="justify" draw:textarea-vertical-align="middle" draw:auto-grow-height="false" fo:min-height="0.8cm" fo:min-width="0cm" fo:padding-top="0.145cm" fo:padding-bottom="0.145cm" fo:padding-left="0.27cm" fo:padding-right="0.27cm" draw:shadow="hidden"/>
    </style:style>
    <style:style style:name="gr10" style:family="graphic" style:parent-style-name="standard">
      <style:graphic-properties draw:stroke="solid" svg:stroke-width="0.042cm" svg:stroke-color="#170c3a" draw:marker-start-width="0.262cm" draw:marker-end-width="0.262cm" draw:fill-color="#ffffff" draw:textarea-horizontal-align="justify" draw:textarea-vertical-align="middle" draw:auto-grow-height="false" fo:min-height="0.391cm" fo:min-width="1.044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>
      <style:graphic-properties draw:stroke="solid" svg:stroke-width="0.042cm" svg:stroke-color="#bb3754" draw:marker-start-width="0.262cm" draw:marker-end-width="0.262cm" draw:fill-color="#ffffff" draw:textarea-horizontal-align="justify" draw:textarea-vertical-align="middle" draw:auto-grow-height="false" fo:min-height="0cm" fo:min-width="0cm" fo:padding-top="0.145cm" fo:padding-bottom="0.145cm" fo:padding-left="0.27cm" fo:padding-right="0.27cm" draw:shadow="hidden"/>
    </style:style>
    <style:style style:name="gr12" style:family="graphic" style:parent-style-name="standard" style:list-style-name="L1">
      <style:graphic-properties draw:stroke="solid" svg:stroke-width="0.042cm" svg:stroke-color="#bb3754" draw:marker-start-width="0.261cm" draw:marker-end-width="0.261cm" draw:fill="solid" draw:fill-color="#ffffff" draw:opacity="100%" draw:textarea-horizontal-align="justify" draw:textarea-vertical-align="top" draw:auto-grow-height="false" fo:min-height="0.574cm" fo:min-width="8.136cm" fo:padding-top="0.144cm" fo:padding-bottom="0.144cm" fo:padding-left="0.269cm" fo:padding-right="0.269cm"/>
    </style:style>
    <style:style style:name="gr13" style:family="graphic" style:parent-style-name="standard" style:list-style-name="L1">
      <style:graphic-properties draw:stroke="solid" svg:stroke-width="0.042cm" svg:stroke-color="#bb3754" draw:marker-start-width="0.261cm" draw:marker-end-width="0.261cm" draw:fill="solid" draw:fill-color="#ffffff" draw:opacity="100%" draw:textarea-horizontal-align="justify" draw:textarea-vertical-align="top" draw:auto-grow-height="false" fo:min-height="0.864cm" fo:min-width="5.367cm" fo:padding-top="0.144cm" fo:padding-bottom="0.144cm" fo:padding-left="0.269cm" fo:padding-right="0.269cm"/>
    </style:style>
    <style:style style:name="gr14" style:family="graphic" style:parent-style-name="standard" style:list-style-name="L1">
      <style:graphic-properties draw:stroke="solid" svg:stroke-width="0.042cm" svg:stroke-color="#bb3754" draw:marker-start-width="0.262cm" draw:marker-end-width="0.262cm" draw:fill-color="#ffffff" draw:opacity="100%" draw:textarea-horizontal-align="justify" draw:textarea-vertical-align="top" draw:auto-grow-height="false" fo:min-height="0.431cm" fo:min-width="5.367cm" fo:padding-top="0.145cm" fo:padding-bottom="0.145cm" fo:padding-left="0.27cm" fo:padding-right="0.27cm"/>
    </style:style>
    <style:style style:name="gr15" style:family="graphic" style:parent-style-name="standard" style:list-style-name="L1">
      <style:graphic-properties draw:stroke="solid" svg:stroke-width="0.042cm" svg:stroke-color="#000000" draw:marker-start-width="0.261cm" draw:marker-end-width="0.261cm" draw:fill="solid" draw:fill-color="#ffffff" draw:textarea-horizontal-align="justify" draw:textarea-vertical-align="top" draw:auto-grow-height="false" fo:min-height="0cm" fo:min-width="0cm" fo:padding-top="0.144cm" fo:padding-bottom="0.144cm" fo:padding-left="0.269cm" fo:padding-right="0.269cm" draw:shadow="hidden"/>
    </style:style>
    <style:style style:name="gr16" style:family="graphic" style:parent-style-name="standard" style:list-style-name="L1">
      <style:graphic-properties draw:stroke="solid" svg:stroke-width="0.042cm" svg:stroke-color="#bb3754" draw:marker-start-width="0.261cm" draw:marker-end-width="0.261cm" draw:fill="solid" draw:fill-color="#ffffff" draw:opacity="100%" draw:textarea-horizontal-align="justify" draw:textarea-vertical-align="top" draw:auto-grow-height="false" fo:min-height="0.864cm" fo:min-width="5.367cm" fo:padding-top="0.144cm" fo:padding-bottom="0.144cm" fo:padding-left="0.269cm" fo:padding-right="0.269cm"/>
    </style:style>
    <style:style style:name="gr17" style:family="graphic" style:parent-style-name="standard">
      <style:graphic-properties draw:stroke="solid" svg:stroke-width="0.042cm" svg:stroke-color="#170c3a" draw:marker-start-width="0.262cm" draw:marker-end-width="0.262cm" draw:fill-color="#ffffff" draw:textarea-horizontal-align="justify" draw:textarea-vertical-align="middle" draw:auto-grow-height="false" fo:min-height="0.391cm" fo:min-width="1.755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>
      <style:graphic-properties draw:stroke="solid" svg:stroke-width="0.042cm" svg:stroke-color="#170c3a" draw:marker-start-width="0.262cm" draw:marker-end-width="0.262cm" draw:fill-color="#ffffff" draw:textarea-horizontal-align="justify" draw:textarea-vertical-align="middle" draw:auto-grow-height="false" fo:min-height="0.391cm" fo:min-width="1.389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>
      <style:graphic-properties draw:stroke="solid" svg:stroke-width="0.042cm" svg:stroke-color="#170c3a" draw:marker-start-width="0.262cm" draw:marker-end-width="0.262cm" draw:fill-color="#ffffff" draw:textarea-horizontal-align="justify" draw:textarea-vertical-align="middle" draw:auto-grow-height="false" fo:min-height="0.574cm" fo:min-width="4.95cm" fo:padding-top="0.145cm" fo:padding-bottom="0.145cm" fo:padding-left="0.27cm" fo:padding-right="0.27cm"/>
    </style:style>
    <style:style style:name="gr20" style:family="graphic" style:parent-style-name="standard">
      <style:graphic-properties draw:stroke="solid" svg:stroke-width="0.042cm" svg:stroke-color="#bb3754" draw:marker-start-width="0.262cm" draw:marker-end-width="0.262cm" draw:fill-color="#ffffff" draw:opacity="100%" draw:textarea-horizontal-align="justify" draw:textarea-vertical-align="middle" draw:auto-grow-height="false" fo:min-height="0cm" fo:min-width="0cm" fo:padding-top="0.145cm" fo:padding-bottom="0.145cm" fo:padding-left="0.27cm" fo:padding-right="0.27cm" draw:shadow="hidden"/>
    </style:style>
    <style:style style:name="gr21" style:family="graphic" style:parent-style-name="standard">
      <style:graphic-properties draw:stroke="solid" svg:stroke-width="0.042cm" svg:stroke-color="#bb3754" draw:marker-start-width="0.262cm" draw:marker-end-width="0.262cm" draw:fill-color="#ffffff" draw:textarea-horizontal-align="justify" draw:textarea-vertical-align="middle" draw:auto-grow-height="false" fo:min-height="1.335cm" fo:min-width="2.243cm" fo:padding-top="0.145cm" fo:padding-bottom="0.145cm" fo:padding-left="0.27cm" fo:padding-right="0.27cm"/>
    </style:style>
    <style:style style:name="gr22" style:family="graphic" style:parent-style-name="standard">
      <style:graphic-properties draw:stroke="solid" svg:stroke-width="0.042cm" svg:stroke-color="#bb3754" draw:marker-start-width="0.262cm" draw:marker-end-width="0.262cm" draw:fill-color="#ffffff" draw:textarea-horizontal-align="justify" draw:textarea-vertical-align="middle" draw:auto-grow-height="false" fo:min-height="0.574cm" fo:min-width="4.95cm" fo:padding-top="0.145cm" fo:padding-bottom="0.145cm" fo:padding-left="0.27cm" fo:padding-right="0.27cm"/>
    </style:style>
    <style:style style:name="gr23" style:family="graphic" style:parent-style-name="standard">
      <style:graphic-properties draw:stroke="none" draw:fill="none" fo:min-height="1.055cm"/>
      <style:paragraph-properties style:writing-mode="lr-tb"/>
    </style:style>
    <style:style style:name="gr24" style:family="graphic" style:parent-style-name="standard">
      <style:graphic-properties draw:stroke="none" svg:stroke-color="#170c3a" draw:fill="none" fo:min-height="0.603cm"/>
      <style:paragraph-properties style:writing-mode="lr-tb"/>
    </style:style>
    <style:style style:name="gr25" style:family="graphic" style:parent-style-name="standard">
      <style:graphic-properties draw:stroke="none" svg:stroke-color="#170c3a" draw:fill="none" fo:min-height="0.963cm"/>
      <style:paragraph-properties style:writing-mode="lr-tb"/>
    </style:style>
    <style:style style:name="gr26" style:family="graphic" style:parent-style-name="standard">
      <style:graphic-properties draw:stroke="none" svg:stroke-color="#170c3a" draw:fill="none" fo:min-height="0.557cm"/>
      <style:paragraph-properties style:writing-mode="lr-tb"/>
    </style:style>
    <style:style style:name="gr27" style:family="graphic" style:parent-style-name="standard">
      <style:graphic-properties draw:stroke="none" svg:stroke-color="#170c3a" draw:fill="none" fo:min-height="1.009cm"/>
      <style:paragraph-properties style:writing-mode="lr-tb"/>
    </style:style>
    <style:style style:name="gr28" style:family="graphic" style:parent-style-name="standard">
      <style:graphic-properties draw:stroke="solid" svg:stroke-width="0.042cm" svg:stroke-color="#bb3754" draw:marker-start-width="0.262cm" draw:marker-end-width="0.262cm" draw:fill-color="#ffffff" draw:opacity="100%" draw:textarea-horizontal-align="justify" draw:textarea-vertical-align="middle" draw:auto-grow-height="false" fo:min-height="0.868cm" fo:min-width="4.961cm" fo:padding-top="0.145cm" fo:padding-bottom="0.145cm" fo:padding-left="0.27cm" fo:padding-right="0.27cm"/>
    </style:style>
    <style:style style:name="gr29" style:family="graphic" style:parent-style-name="standard">
      <style:graphic-properties draw:stroke="none" svg:stroke-color="#170c3a" draw:fill="none" fo:min-height="0.584cm"/>
      <style:paragraph-properties style:writing-mode="lr-tb"/>
    </style:style>
    <style:style style:name="gr30" style:family="graphic" style:parent-style-name="standard">
      <style:graphic-properties draw:stroke="none" svg:stroke-width="0.042cm" svg:stroke-color="#170c3a" draw:marker-start-width="0.262cm" draw:marker-end-width="0.262cm" draw:fill="none" fo:min-height="0.602cm"/>
      <style:paragraph-properties style:writing-mode="lr-tb"/>
    </style:style>
    <style:style style:name="gr31" style:family="graphic" style:parent-style-name="standard">
      <style:graphic-properties draw:stroke="none" draw:fill="none" fo:min-height="0.603cm"/>
      <style:paragraph-properties style:writing-mode="lr-tb"/>
    </style:style>
    <style:style style:name="gr32" style:family="graphic" style:parent-style-name="standard">
      <style:graphic-properties draw:stroke="none" svg:stroke-color="#bb3754" draw:fill="none" fo:min-height="2.017cm" fo:padding-left="0.127cm" fo:padding-right="0.127cm"/>
      <style:paragraph-properties style:writing-mode="lr-tb"/>
    </style:style>
    <style:style style:name="gr33" style:family="graphic" style:parent-style-name="standard">
      <style:graphic-properties draw:stroke="none" svg:stroke-color="#170c3a" draw:fill="none" fo:min-height="0.962cm"/>
      <style:paragraph-properties style:writing-mode="lr-tb"/>
    </style:style>
    <style:style style:name="gr34" style:family="graphic" style:parent-style-name="standard">
      <style:graphic-properties draw:stroke="none" svg:stroke-color="#bb3754" draw:fill="none" fo:min-height="1.564cm" fo:padding-left="0.127cm" fo:padding-right="0.127cm"/>
      <style:paragraph-properties style:writing-mode="lr-tb"/>
    </style:style>
    <style:style style:name="gr35" style:family="graphic" style:parent-style-name="standard">
      <style:graphic-properties draw:stroke="none" svg:stroke-color="#170c3a" draw:fill="none" draw:fill-color="#ffffff" draw:auto-grow-height="true" draw:auto-grow-width="false" fo:max-height="0cm" fo:min-height="0.53cm" draw:shadow="hidden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 draw:shadow="hidden"/>
      <style:paragraph-properties style:writing-mode="lr-tb"/>
    </style:style>
    <style:style style:name="gr37" style:family="graphic" style:parent-style-name="standard">
      <style:graphic-properties draw:stroke="none" svg:stroke-color="#170c3a" draw:fill="none" draw:fill-color="#ffffff" draw:opacity="100%" draw:auto-grow-height="true" draw:auto-grow-width="false" fo:max-height="0cm" fo:min-height="0.53cm" draw:shadow="hidden"/>
      <style:paragraph-properties style:writing-mode="lr-tb"/>
    </style:style>
    <style:style style:name="gr38" style:family="graphic" style:parent-style-name="standard">
      <style:graphic-properties draw:stroke="none" svg:stroke-color="#170c3a" draw:fill="none" draw:fill-color="#ffffff" draw:textarea-horizontal-align="left" draw:auto-grow-height="true" draw:auto-grow-width="false" fo:min-height="0.407cm" fo:min-width="0cm"/>
      <style:paragraph-properties style:writing-mode="lr-tb"/>
    </style:style>
    <style:style style:name="gr39" style:family="graphic" style:parent-style-name="standard">
      <style:graphic-properties draw:stroke="none" svg:stroke-color="#170c3a" draw:fill="none" draw:fill-color="#ffffff" draw:textarea-horizontal-align="left" draw:auto-grow-height="true" draw:auto-grow-width="false" fo:min-height="0.454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7cm" fo:min-width="0cm"/>
      <style:paragraph-properties style:writing-mode="lr-tb"/>
    </style:style>
    <style:style style:name="gr4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 draw:opacity="100%"/>
      <style:paragraph-properties fo:text-align="center" style:writing-mode="lr-tb"/>
      <style:text-properties fo:color="#bb3754" loext:opacity="100%" style:font-name="Source Sans Pro" fo:font-size="12pt" fo:font-weight="bold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-color="#bb3754" draw:opacity="25%"/>
      <style:paragraph-properties fo:margin-left="0cm" fo:margin-right="0cm" fo:margin-top="0cm" fo:margin-bottom="0cm" fo:line-height="100%" fo:text-align="center" fo:text-indent="0cm" style:writing-mode="lr-tb"/>
      <style:text-properties fo:color="#bb3754" loext:opacity="100%" style:font-name="Source Sans Pro" fo:font-size="11pt" fo:font-weight="normal" style:font-weight-asian="normal" style:font-weight-complex="normal"/>
    </style:style>
    <style:style style:name="P4" style:family="paragraph">
      <style:paragraph-properties fo:text-align="center" style:writing-mode="lr-tb"/>
      <style:text-properties fo:color="#170c3a" loext:opacity="100%" style:font-name="Source Sans Pro" fo:font-size="11pt" fo:font-weight="normal" style:font-weight-asian="normal" style:font-weight-complex="normal"/>
    </style:style>
    <style:style style:name="P5" style:family="paragraph">
      <loext:graphic-properties draw:fill-color="#ffffff"/>
      <style:paragraph-properties fo:text-align="center" style:writing-mode="lr-tb"/>
      <style:text-properties fo:color="#170c3a" loext:opacity="100%" style:font-name="Source Sans Pro" fo:font-size="11pt"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color="#170c3a" loext:opacity="100%" style:font-name="Source Sans Pro" fo:font-size="9pt" style:font-size-asian="9pt" style:font-size-complex="9pt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 style:writing-mode="lr-tb"/>
      <style:text-properties fo:color="#000000" loext:opacity="100%" style:font-name="Source Sans Pro" fo:font-size="8pt" style:font-size-asian="8pt" style:font-size-complex="8pt"/>
    </style:style>
    <style:style style:name="P9" style:family="paragraph">
      <loext:graphic-properties draw:fill-color="#ffffff"/>
      <style:paragraph-properties fo:text-align="center"/>
      <style:text-properties fo:color="#170c3a" loext:opacity="100%"/>
    </style:style>
    <style:style style:name="P10" style:family="paragraph">
      <loext:graphic-properties draw:fill-color="#ffffff"/>
      <style:paragraph-properties fo:text-align="center"/>
      <style:text-properties fo:color="#bb3754" loext:opacity="100%"/>
    </style:style>
    <style:style style:name="P11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writing-mode="lr-tb"/>
      <style:text-properties fo:color="#bb3754" loext:opacity="100%" style:font-name="Source Sans Pro" fo:font-size="12pt" fo:font-weight="bold"/>
    </style:style>
    <style:style style:name="P1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writing-mode="lr-tb"/>
      <style:text-properties fo:color="#bb3754" loext:opacity="100%" style:font-name="Source Sans Pro" fo:font-size="11pt" fo:font-weight="normal" style:font-weight-asian="normal" style:font-weight-complex="normal"/>
    </style:style>
    <style:style style:name="P13" style:family="paragraph">
      <loext:graphic-properties draw:fill-color="#ffffff" draw:opacity="100%"/>
      <style:paragraph-properties fo:margin-left="0cm" fo:margin-right="0cm" fo:margin-top="0cm" fo:margin-bottom="0cm" fo:line-height="100%" fo:text-align="center" fo:text-indent="0cm" style:writing-mode="lr-tb"/>
      <style:text-properties fo:color="#bb3754" loext:opacity="100%" style:font-name="Source Sans Pro" fo:font-size="11pt" fo:font-weight="normal" style:font-weight-asian="normal" style:font-weight-complex="normal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15" style:family="paragraph">
      <loext:graphic-properties draw:fill-color="#ffffff"/>
      <style:paragraph-properties fo:text-align="center" style:writing-mode="lr-tb"/>
      <style:text-properties fo:color="#170c3a" loext:opacity="100%" style:font-name="Source Sans Pro" fo:font-size="12pt" fo:font-weight="bold"/>
    </style:style>
    <style:style style:name="P16" style:family="paragraph">
      <loext:graphic-properties draw:fill-color="#ffffff" draw:opacity="100%"/>
      <style:paragraph-properties fo:text-align="center"/>
      <style:text-properties fo:color="#bb3754" loext:opacity="100%"/>
    </style:style>
    <style:style style:name="P17" style:family="paragraph">
      <loext:graphic-properties draw:fill-color="#ffffff"/>
      <style:paragraph-properties fo:line-height="100%" fo:text-align="center" style:writing-mode="lr-tb"/>
      <style:text-properties fo:color="#bb3754" loext:opacity="100%" style:font-name="Source Sans Pro" fo:font-size="11pt" fo:font-weight="normal" style:font-weight-asian="normal" style:font-weight-complex="normal"/>
    </style:style>
    <style:style style:name="P18" style:family="paragraph">
      <loext:graphic-properties draw:fill-color="#ffffff"/>
      <style:paragraph-properties fo:text-align="center" style:writing-mode="lr-tb"/>
      <style:text-properties fo:color="#bb3754" loext:opacity="100%" style:font-name="Source Sans Pro" fo:font-size="12pt" fo:font-weight="bold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  <style:text-properties fo:color="#000000" loext:opacity="100%"/>
    </style:style>
    <style:style style:name="P21" style:family="paragraph">
      <loext:graphic-properties draw:fill="none"/>
      <style:paragraph-properties style:writing-mode="lr-tb"/>
      <style:text-properties fo:color="#bb3754" loext:opacity="100%"/>
    </style:style>
    <style:style style:name="P22" style:family="paragraph">
      <loext:graphic-properties draw:fill="none"/>
      <style:paragraph-properties fo:text-align="center" style:writing-mode="lr-tb"/>
      <style:text-properties fo:color="#bb3754" loext:opacity="100%"/>
    </style:style>
    <style:style style:name="P23" style:family="paragraph">
      <style:paragraph-properties>
        <style:tab-stops>
          <style:tab-stop style:position="6.796cm"/>
        </style:tab-stops>
      </style:paragraph-properties>
    </style:style>
    <style:style style:name="P24" style:family="paragraph">
      <loext:graphic-properties draw:fill-color="#ffffff" draw:opacity="100%"/>
      <style:paragraph-properties fo:text-align="center" style:writing-mode="lr-tb"/>
      <style:text-properties fo:color="#bb3754" loext:opacity="100%" style:font-name="Source Sans Pro" fo:font-size="11pt" fo:font-weight="normal" style:font-weight-asian="normal" style:font-weight-complex="normal"/>
    </style:style>
    <style:style style:name="P25" style:family="paragraph">
      <loext:graphic-properties draw:fill="none"/>
      <style:paragraph-properties style:writing-mode="lr-tb"/>
      <style:text-properties fo:color="#bb3754" loext:opacity="100%" fo:font-weight="normal" style:font-weight-asian="normal" style:font-weight-complex="normal"/>
    </style:style>
    <style:style style:name="P26" style:family="paragraph">
      <loext:graphic-properties draw:fill="none"/>
      <style:paragraph-properties style:writing-mode="lr-tb"/>
      <style:text-properties fo:color="#170c3a" loext:opacity="100%"/>
    </style:style>
    <style:style style:name="P27" style:family="paragraph">
      <loext:graphic-properties draw:fill="none"/>
      <style:paragraph-properties fo:text-align="center" style:writing-mode="lr-tb"/>
      <style:text-properties fo:color="#bb3754" loext:opacity="100%" style:font-name="Source Sans Pro"/>
    </style:style>
    <style:style style:name="P28" style:family="paragraph">
      <loext:graphic-properties draw:fill="none" draw:fill-color="#ffffff"/>
      <style:paragraph-properties style:writing-mode="lr-tb"/>
      <style:text-properties fo:color="#bb3754" loext:opacity="100%" style:font-name="Font Awesome 5 Free Solid" fo:font-size="13pt" style:font-size-asian="12pt" style:font-size-complex="12pt"/>
    </style:style>
    <style:style style:name="P29" style:family="paragraph">
      <loext:graphic-properties draw:fill="none" draw:fill-color="#ffffff"/>
      <style:paragraph-properties style:writing-mode="lr-tb"/>
      <style:text-properties fo:color="#000000" loext:opacity="100%" style:font-name="Font Awesome 5 Free Solid" fo:font-size="10.5pt" style:font-size-asian="13pt" style:font-size-complex="13pt"/>
    </style:style>
    <style:style style:name="P30" style:family="paragraph">
      <loext:graphic-properties draw:fill="none" draw:fill-color="#ffffff" draw:opacity="100%"/>
      <style:paragraph-properties style:writing-mode="lr-tb"/>
      <style:text-properties fo:color="#bb3754" loext:opacity="100%" style:font-name="Font Awesome 5 Free Solid" fo:font-size="13pt" style:font-size-asian="12pt" style:font-size-complex="12pt"/>
    </style:style>
    <style:style style:name="P31" style:family="paragraph">
      <loext:graphic-properties draw:fill="none" draw:fill-color="#ffffff"/>
      <style:paragraph-properties style:writing-mode="lr-tb"/>
      <style:text-properties fo:color="#bb3754" loext:opacity="100%" style:font-name="Source Sans Pro" fo:font-size="8pt" style:font-size-asian="8pt" style:font-size-complex="8pt"/>
    </style:style>
    <style:style style:name="P32" style:family="paragraph">
      <loext:graphic-properties draw:fill="none" draw:fill-color="#ffffff"/>
      <style:paragraph-properties style:writing-mode="lr-tb"/>
      <style:text-properties fo:color="#bb3754" loext:opacity="100%" style:font-name="Source Sans Pro" fo:font-size="9pt" style:font-size-asian="9pt" style:font-size-complex="9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170c3a" loext:opacity="100%" style:font-name="Source Sans Pro" fo:font-size="9pt" style:font-size-asian="9pt" style:font-size-complex="9pt"/>
    </style:style>
    <style:style style:name="P34" style:family="paragraph">
      <loext:graphic-properties draw:fill-color="#ffffff"/>
      <style:paragraph-properties style:writing-mode="lr-tb"/>
    </style:style>
    <style:style style:name="T1" style:family="text">
      <style:text-properties fo:color="#bb3754" loext:opacity="100%" style:font-name="Source Sans Pro" fo:font-size="11pt" fo:font-weight="normal" style:font-weight-asian="normal" style:font-weight-complex="normal"/>
    </style:style>
    <style:style style:name="T2" style:family="text">
      <style:text-properties fo:color="#170c3a" loext:opacity="100%" style:font-name="Source Sans Pro" fo:font-size="11pt" fo:font-weight="normal" style:font-weight-asian="normal" style:font-weight-complex="normal"/>
    </style:style>
    <style:style style:name="T3" style:family="text">
      <style:text-properties fo:color="#170c3a" loext:opacity="100%" style:font-name="Source Sans Pro" fo:font-size="9pt" style:font-size-asian="9pt" style:font-size-complex="9pt"/>
    </style:style>
    <style:style style:name="T4" style:family="text">
      <style:text-properties fo:color="#000000" loext:opacity="100%" style:font-name="Source Sans Pro" fo:font-size="8pt" style:font-size-asian="8pt" style:font-size-complex="8pt"/>
    </style:style>
    <style:style style:name="T5" style:family="text">
      <style:text-properties fo:color="#000000" loext:opacity="100%" style:font-name="Source Sans Pro" fo:font-size="9pt" style:font-size-asian="9pt" style:font-size-complex="9pt"/>
    </style:style>
    <style:style style:name="T6" style:family="text">
      <style:text-properties fo:color="#000000" loext:opacity="100%" style:font-name="Source Sans Pro" fo:font-size="12pt" fo:font-weight="bold"/>
    </style:style>
    <style:style style:name="T7" style:family="text">
      <style:text-properties fo:color="#000000" loext:opacity="100%" style:font-name="Source Sans Pro" fo:font-size="9pt" fo:font-weight="normal" style:font-size-asian="9pt" style:font-weight-asian="normal" style:font-size-complex="9pt" style:font-weight-complex="normal"/>
    </style:style>
    <style:style style:name="T8" style:family="text">
      <style:text-properties fo:color="#bb3754" loext:opacity="100%" style:font-name="Source Sans Pro" fo:font-size="12pt" fo:font-weight="bold"/>
    </style:style>
    <style:style style:name="T9" style:family="text">
      <style:text-properties fo:color="#bb3754" loext:opacity="100%" style:font-name="Source Sans Pro" fo:font-size="9pt" fo:font-weight="normal" style:font-size-asian="9pt" style:font-weight-asian="normal" style:font-size-complex="9pt" style:font-weight-complex="normal"/>
    </style:style>
    <style:style style:name="T10" style:family="text">
      <style:text-properties fo:color="#bb3754" loext:opacity="100%" style:font-name="Liberation Serif" fo:font-size="9pt" fo:font-weight="normal" style:font-name-asian="Liberation Serif" style:font-size-asian="9pt" style:font-weight-asian="normal" style:font-name-complex="Liberation Serif" style:font-size-complex="9pt" style:font-weight-complex="normal"/>
    </style:style>
    <style:style style:name="T11" style:family="text">
      <style:text-properties fo:color="#bb3754" loext:opacity="100%" style:font-name="Source Sans Pro" fo:font-size="12pt" fo:font-weight="normal" style:font-weight-asian="normal" style:font-weight-complex="normal"/>
    </style:style>
    <style:style style:name="T12" style:family="text">
      <style:text-properties fo:color="#170c3a" loext:opacity="100%" style:font-name="Source Sans Pro" fo:font-size="12pt" fo:font-weight="bold"/>
    </style:style>
    <style:style style:name="T13" style:family="text">
      <style:text-properties fo:color="#bb3754" loext:opacity="100%" style:text-position="33% 58%" style:font-name="Source Sans Pro" fo:font-size="9pt" fo:font-weight="normal" style:font-size-asian="9pt" style:font-weight-asian="normal" style:font-size-complex="9pt" style:font-weight-complex="normal"/>
    </style:style>
    <style:style style:name="T14" style:family="text">
      <style:text-properties fo:color="#bb3754" loext:opacity="100%" style:font-name="Source Sans Pro" fo:font-size="11pt" style:font-size-asian="11pt" style:font-size-complex="11pt"/>
    </style:style>
    <style:style style:name="T15" style:family="text">
      <style:text-properties fo:color="#bb3754" loext:opacity="100%" style:font-name="Source Sans Pro" fo:font-size="9pt" style:font-size-asian="9pt" style:font-size-complex="9pt"/>
    </style:style>
    <style:style style:name="T16" style:family="text">
      <style:text-properties fo:color="#bb3754" loext:opacity="100%" style:font-name="Font Awesome 5 Free Solid" fo:font-size="13pt" style:font-name-asian="FontAwesome2" style:font-size-asian="12pt" style:font-name-complex="FontAwesome2" style:font-size-complex="12pt"/>
    </style:style>
    <style:style style:name="T17" style:family="text">
      <style:text-properties fo:color="#000000" loext:opacity="100%" style:font-name="Font Awesome 5 Free Solid" fo:font-size="10pt" style:font-name-asian="FontAwesome2" style:font-size-asian="12pt" style:font-name-complex="FontAwesome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9.041cm" svg:height="1.512cm" svg:x="1.829cm" svg:y="6.624cm" svg:viewBox="0 0 9042 1513" draw:points="0,1270 0,0 9042,0 9042,1270 7982,1270 7619,1513 7255,1270 1573,1270 1210,1513 846,1270">
          <text:p/>
        </draw:polygon>
        <draw:polygon draw:style-name="gr2" draw:text-style-name="P3" draw:layer="layout" svg:width="5.447cm" svg:height="2.668cm" svg:x="0.309cm" svg:y="13.566cm" svg:viewBox="0 0 5448 2669" draw:points="0,2416 0,0 5448,0 5448,2416 3102,2416 2724,2669 2345,2416">
          <text:p text:style-name="P2"><text:span text:style-name="T1"/></text:p>
          <text:p text:style-name="P2"><text:span text:style-name="T1"/></text:p>
        </draw:polygon>
        <draw:custom-shape draw:style-name="gr3" draw:text-style-name="P5" draw:layer="layout" svg:width="2.128cm" svg:height="0.681cm" svg:x="0.344cm" svg:y="18.112cm">
          <text:p text:style-name="P4"><text:span text:style-name="T2">(FPA–)FTI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3cm" svg:height="1.163cm" svg:x="3.538cm" svg:y="18.112cm">
          <text:p text:style-name="P4"><text:span text:style-name="T2">Py- or</text:span><text:span text:style-name="T2"><text:line-break/></text:span><text:span text:style-name="T2">TED-GC/MS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621cm" svg:height="0.704cm" svg:x="1.435cm" svg:y="17.042cm">
          <draw:text-box>
            <text:p><text:span text:style-name="T3">Particle</text:span></text:p>
          </draw:text-box>
        </draw:frame>
        <draw:custom-shape draw:style-name="gr6" draw:text-style-name="P5" draw:layer="layout" svg:width="1.281cm" svg:height="0.681cm" svg:x="4.687cm" svg:y="19.383cm">
          <text:p text:style-name="P4"><text:span text:style-name="T2">NMR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4.462cm" svg:height="1.628cm" svg:x="8.275cm" svg:y="18.67cm">
          <draw:text-box>
            <text:p text:style-name="P7"><text:span text:style-name="T4"><text:s text:c="7"/></text:span><text:span text:style-name="T5">Research needed for aged plastic </text:span><text:span text:style-name="T5">debris, biodegradable polymers, and </text:span><text:span text:style-name="T5">nanoplastics</text:span></text:p>
          </draw:text-box>
        </draw:frame>
        <draw:frame draw:style-name="gr8" draw:text-style-name="P6" draw:layer="layout" svg:width="1.167cm" svg:height="0.704cm" svg:x="3.476cm" svg:y="17.043cm">
          <draw:text-box>
            <text:p><text:span text:style-name="T3">Mass</text:span></text:p>
          </draw:text-box>
        </draw:frame>
        <draw:polygon draw:style-name="gr9" draw:text-style-name="P9" draw:layer="layout" svg:width="5.449cm" svg:height="1.74cm" svg:x="0.318cm" svg:y="16.311cm" svg:viewBox="0 0 5450 1741" draw:points="1258,1495 1470,1495 1091,1740 713,1495 924,1495 924,824 0,824 0,0 5450,0 5450,824 4509,824 4509,1496 4721,1496 4342,1741 3964,1496 4175,1496 4175,824 1258,824">
          <text:p/>
        </draw:polygon>
        <draw:custom-shape draw:style-name="gr10" draw:text-style-name="P5" draw:layer="layout" svg:width="1.584cm" svg:height="0.681cm" svg:x="0.118cm" svg:y="18.912cm">
          <text:p text:style-name="P4"><text:span text:style-name="T2">Raman</text:span></text:p>
          <draw:enhanced-geometry svg:viewBox="0 0 21600 21600" draw:type="rectangle" draw:enhanced-path="M 0 0 L 21600 0 21600 21600 0 21600 0 0 Z N"/>
        </draw:custom-shape>
        <draw:g>
          <draw:polygon draw:style-name="gr11" draw:text-style-name="P10" draw:layer="layout" svg:width="2.742cm" svg:height="1.523cm" svg:x="0.108cm" svg:y="11.549cm" svg:viewBox="0 0 2743 1524" draw:points="1372,1524 997,1274 0,1274 0,0 2743,0 2743,1274 1746,1274">
            <text:p/>
          </draw:polygon>
        </draw:g>
        <draw:polygon draw:style-name="gr12" draw:text-style-name="P11" draw:layer="layout" svg:width="8.635cm" svg:height="1.071cm" svg:x="2.032cm" svg:y="1.699cm" svg:viewBox="0 0 8636 1072" draw:points="0,824 0,0 8636,0 8636,824 4689,824 4318,1072 3946,824">
          <text:p/>
        </draw:polygon>
        <draw:polygon draw:style-name="gr13" draw:text-style-name="P12" draw:layer="layout" svg:width="5.866cm" svg:height="1.361cm" svg:x="3.416cm" svg:y="2.817cm" svg:viewBox="0 0 5867 1362" draw:points="0,1114 0,0 5867,0 5867,1114 3305,1114 2934,1362 2562,1114">
          <text:p/>
        </draw:polygon>
        <draw:polygon draw:style-name="gr14" draw:text-style-name="P13" draw:layer="layout" svg:width="5.866cm" svg:height="0.928cm" svg:x="3.416cm" svg:y="5.629cm" svg:viewBox="0 0 5867 929" draw:points="0,681 0,0 5867,0 5867,681 3305,681 2934,929 2562,681">
          <text:p/>
        </draw:polygon>
        <draw:polygon draw:style-name="gr15" draw:text-style-name="P14" draw:layer="layout" svg:width="8.635cm" svg:height="1.51cm" svg:x="2.032cm" svg:y="0.102cm" svg:viewBox="0 0 8636 1511" draw:points="4318,1511 3942,1260 0,1260 0,0 8636,0 8636,1260 4693,1260">
          <text:p/>
        </draw:polygon>
        <draw:polygon draw:style-name="gr16" draw:text-style-name="P12" draw:layer="layout" svg:width="5.866cm" svg:height="1.361cm" svg:x="3.416cm" svg:y="4.222cm" svg:viewBox="0 0 5867 1362" draw:points="0,1114 0,0 5867,0 5867,1114 3305,1114 2934,1362 2562,1114">
          <text:p/>
        </draw:polygon>
        <draw:custom-shape draw:style-name="gr17" draw:text-style-name="P5" draw:layer="layout" svg:width="2.295cm" svg:height="0.681cm" svg:x="10.09cm" svg:y="11.648cm">
          <text:p text:style-name="P4"><text:span text:style-name="T2">Microscopy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929cm" svg:height="0.681cm" svg:x="6.712cm" svg:y="11.648cm">
          <text:p text:style-name="P4"><text:span text:style-name="T2">FTIR–ATR</text:span></text:p>
          <draw:enhanced-geometry svg:viewBox="0 0 21600 21600" draw:type="rectangle" draw:enhanced-path="M 0 0 L 21600 0 21600 21600 0 21600 0 0 Z N"/>
        </draw:custom-shape>
        <draw:polygon draw:style-name="gr19" draw:text-style-name="P15" draw:layer="layout" svg:width="5.449cm" svg:height="1.939cm" svg:x="6.727cm" svg:y="9.652cm" svg:viewBox="0 0 5450 1940" draw:points="0,824 0,0 5450,0 5450,824 4669,824 4669,1695 4881,1695 4502,1940 4124,1695 4335,1695 4335,824 1117,824 1117,1694 1329,1694 950,1939 572,1694 783,1694 783,824">
          <text:p/>
        </draw:polygon>
        <draw:polygon draw:style-name="gr20" draw:text-style-name="P16" draw:layer="layout" svg:width="5.46cm" svg:height="1.366cm" svg:x="6.717cm" svg:y="8.205cm" svg:viewBox="0 0 5461 1367" draw:points="2731,1367 2358,1118 0,1118 0,0 5461,0 5461,1118 3103,1118">
          <text:p/>
        </draw:polygon>
        <draw:g>
          <draw:polygon draw:style-name="gr21" draw:text-style-name="P17" draw:layer="layout" svg:width="2.742cm" svg:height="1.829cm" svg:x="3.243cm" svg:y="11.548cm" svg:viewBox="0 0 2743 1830" draw:points="0,1585 0,0 2743,0 2743,1585 1738,1585 1372,1830 1005,1585">
            <text:p/>
          </draw:polygon>
        </draw:g>
        <draw:polygon draw:style-name="gr22" draw:text-style-name="P18" draw:layer="layout" svg:width="5.449cm" svg:height="1.837cm" svg:x="0.314cm" svg:y="9.652cm" svg:viewBox="0 0 5450 1838" draw:points="0,824 0,0 5450,0 5450,824 4468,824 4468,1593 4680,1593 4301,1838 3923,1593 4134,1593 4134,824 1333,824 1333,1592 1545,1592 1166,1837 788,1592 999,1592 999,824">
          <text:p/>
        </draw:polygon>
        <draw:frame draw:style-name="gr23" draw:text-style-name="P20" draw:layer="layout" svg:width="4.535cm" svg:height="1.305cm" svg:x="4.083cm" svg:y="0.077cm">
          <draw:text-box>
            <text:p text:style-name="P19"><text:span text:style-name="T6">I. Soil Sampling</text:span></text:p>
            <text:p text:style-name="P19"><text:span text:style-name="T7">&gt;500 g, composite sampling</text:span></text:p>
          </draw:text-box>
        </draw:frame>
        <draw:frame draw:style-name="gr24" draw:text-style-name="P21" draw:layer="layout" svg:width="5.184cm" svg:height="0.853cm" svg:x="3.758cm" svg:y="1.689cm">
          <draw:text-box>
            <text:p><text:span text:style-name="T8">II. a) Sample Preparation</text:span></text:p>
          </draw:text-box>
        </draw:frame>
        <draw:frame draw:style-name="gr25" draw:text-style-name="P22" draw:layer="layout" svg:width="3.872cm" svg:height="1.259cm" svg:x="4.413cm" svg:y="2.764cm">
          <draw:text-box>
            <text:p text:style-name="P19"><text:span text:style-name="T1">Soil Characterization</text:span><text:span text:style-name="T1"><text:line-break/></text:span><text:span text:style-name="T9">Texture, SOM</text:span></text:p>
          </draw:text-box>
        </draw:frame>
        <draw:frame draw:style-name="gr25" draw:text-style-name="P22" draw:layer="layout" svg:width="1.573cm" svg:height="1.259cm" svg:x="5.563cm" svg:y="4.169cm">
          <draw:text-box>
            <text:p text:style-name="P19"><text:span text:style-name="T1">Drying</text:span><text:span text:style-name="T1"><text:line-break/></text:span><text:span text:style-name="T10">≤</text:span><text:span text:style-name="T9">40 °C</text:span></text:p>
          </draw:text-box>
        </draw:frame>
        <draw:frame draw:style-name="gr26" draw:text-style-name="P21" draw:layer="layout" svg:width="3.194cm" svg:height="0.807cm" svg:x="4.752cm" svg:y="5.576cm">
          <draw:text-box>
            <text:p><text:span text:style-name="T1">Homogenization</text:span></text:p>
          </draw:text-box>
        </draw:frame>
        <draw:frame draw:style-name="gr27" draw:text-style-name="P21" draw:layer="layout" svg:width="8.672cm" svg:height="1.305cm" svg:x="2.014cm" svg:y="6.626cm">
          <draw:text-box>
            <text:p><text:span text:style-name="T8">II. b) Sample Preparation per </text:span><text:span text:style-name="T8">Sieve Fraction</text:span></text:p>
            <text:p text:style-name="P23"><text:span text:style-name="T9"><text:s text:c="2"/>≤</text:span><text:span text:style-name="T9">1, ≤2, ≤5 mm</text:span><text:span text:style-name="T9"><text:tab/></text:span><text:span text:style-name="T9">&gt;5 mm</text:span></text:p>
          </draw:text-box>
        </draw:frame>
        <draw:polygon draw:style-name="gr28" draw:text-style-name="P24" draw:layer="layout" svg:width="5.46cm" svg:height="1.368cm" svg:x="0.31cm" svg:y="8.204cm" svg:viewBox="0 0 5461 1369" draw:points="0,1118 0,0 5461,0 5461,1118 3105,1118 2730,1369 2354,1118">
          <text:p/>
        </draw:polygon>
        <draw:frame draw:style-name="gr29" draw:text-style-name="P22" draw:layer="layout" svg:width="5.207cm" svg:height="1.259cm" svg:x="0.437cm" svg:y="8.158cm">
          <draw:text-box>
            <text:p text:style-name="P19"><text:span text:style-name="T1">Aggregate Dispersion</text:span><text:span text:style-name="T1"><text:line-break/></text:span><text:span text:style-name="T9">Using sodium hexametaphosphate</text:span></text:p>
          </draw:text-box>
        </draw:frame>
        <draw:frame draw:style-name="gr29" draw:text-style-name="P22" draw:layer="layout" svg:width="4.935cm" svg:height="1.259cm" svg:x="6.98cm" svg:y="8.158cm">
          <draw:text-box>
            <text:p text:style-name="P19"><text:span text:style-name="T1">Manual Sorting</text:span><text:span text:style-name="T1"><text:line-break/></text:span><text:span text:style-name="T9">Staining may aid visual detection</text:span></text:p>
          </draw:text-box>
        </draw:frame>
        <draw:frame draw:style-name="gr30" draw:text-style-name="P25" draw:layer="layout" svg:width="5.393cm" svg:height="0.852cm" svg:x="0.343cm" svg:y="9.661cm">
          <draw:text-box>
            <text:p><text:span text:style-name="T11">Dominant Soil Constituent?</text:span></text:p>
          </draw:text-box>
        </draw:frame>
        <draw:frame draw:style-name="gr31" draw:text-style-name="P26" draw:layer="layout" svg:width="2.674cm" svg:height="0.853cm" svg:x="8.115cm" svg:y="9.661cm">
          <draw:text-box>
            <text:p><text:span text:style-name="T12">III. Analysis</text:span></text:p>
          </draw:text-box>
        </draw:frame>
        <draw:frame draw:style-name="gr25" draw:text-style-name="P22" draw:layer="layout" svg:width="3.008cm" svg:height="1.259cm" svg:x="-0.02cm" svg:y="11.593cm">
          <draw:text-box>
            <text:p text:style-name="P19"><text:span text:style-name="T1">SOM Digestion</text:span><text:span text:style-name="T1"><text:line-break/></text:span><text:span text:style-name="T9">Fenton reagent</text:span></text:p>
          </draw:text-box>
        </draw:frame>
        <draw:frame draw:style-name="gr32" draw:text-style-name="P22" draw:layer="layout" svg:width="2.743cm" svg:height="2.267cm" svg:x="3.243cm" svg:y="11.451cm">
          <draw:text-box>
            <text:p text:style-name="P19"><text:span text:style-name="T1">Density</text:span><text:span text:style-name="T1"><text:line-break/></text:span><text:span text:style-name="T1">Separation</text:span></text:p>
            <text:p text:style-name="P19"><text:span text:style-name="T9">ρ = 1.6–1.8 g cm</text:span><text:span text:style-name="T13">−3</text:span></text:p>
          </draw:text-box>
        </draw:frame>
        <draw:frame draw:style-name="gr31" draw:text-style-name="P26" draw:layer="layout" svg:width="2.674cm" svg:height="0.853cm" svg:x="1.706cm" svg:y="16.326cm">
          <draw:text-box>
            <text:p><text:span text:style-name="T12">III. Analysis</text:span></text:p>
          </draw:text-box>
        </draw:frame>
        <draw:frame draw:style-name="gr33" draw:text-style-name="P27" draw:layer="layout" svg:width="5.334cm" svg:height="1.259cm" svg:x="0.366cm" svg:y="14.803cm">
          <draw:text-box>
            <text:p text:style-name="P19"><text:span text:style-name="T14">Solvent Extraction (Optional)</text:span></text:p>
            <text:p text:style-name="P19"><text:span text:style-name="T15">Trichlorobenzene, DCM, ...</text:span></text:p>
          </draw:text-box>
        </draw:frame>
        <draw:g>
          <draw:polygon draw:style-name="gr21" draw:text-style-name="P17" draw:layer="layout" svg:width="2.742cm" svg:height="1.829cm" svg:x="0.112cm" svg:y="13.105cm" svg:viewBox="0 0 2743 1830" draw:points="0,1585 0,0 2743,0 2743,1585 1738,1585 1372,1830 1005,1585">
            <text:p/>
          </draw:polygon>
        </draw:g>
        <draw:frame draw:style-name="gr34" draw:text-style-name="P22" draw:layer="layout" svg:width="2.743cm" svg:height="1.814cm" svg:x="0.112cm" svg:y="13.008cm">
          <draw:text-box>
            <text:p text:style-name="P19"><text:span text:style-name="T1">Density</text:span><text:span text:style-name="T1"><text:line-break/></text:span><text:span text:style-name="T1">Separation</text:span></text:p>
            <text:p text:style-name="P19"><text:span text:style-name="T9">ρ = 1.6–1.8 g cm</text:span><text:span text:style-name="T13">−3</text:span></text:p>
          </draw:text-box>
        </draw:frame>
        <draw:frame draw:style-name="gr35" draw:text-style-name="P28" draw:layer="layout" svg:width="0.879cm" svg:height="0.78cm" svg:x="2.502cm" svg:y="11.346cm">
          <draw:text-box>
            <text:p><text:span text:style-name="T16"></text:span></text:p>
          </draw:text-box>
        </draw:frame>
        <draw:frame draw:style-name="gr35" draw:text-style-name="P28" draw:layer="layout" svg:width="0.879cm" svg:height="0.78cm" svg:x="5.428cm" svg:y="8.021cm">
          <draw:text-box>
            <text:p><text:span text:style-name="T16"></text:span></text:p>
          </draw:text-box>
        </draw:frame>
        <draw:frame draw:style-name="gr36" draw:text-style-name="P29" draw:layer="layout" svg:width="0.879cm" svg:height="0.78cm" svg:x="8.261cm" svg:y="18.72cm">
          <draw:text-box>
            <text:p><text:span text:style-name="T17"></text:span></text:p>
          </draw:text-box>
        </draw:frame>
        <draw:g>
          <draw:polygon draw:style-name="gr11" draw:text-style-name="P10" draw:layer="layout" svg:width="2.742cm" svg:height="1.523cm" svg:x="3.234cm" svg:y="13.408cm" svg:viewBox="0 0 2743 1524" draw:points="1372,1524 997,1274 0,1274 0,0 2743,0 2743,1274 1746,1274">
            <text:p/>
          </draw:polygon>
        </draw:g>
        <draw:frame draw:style-name="gr25" draw:text-style-name="P22" draw:layer="layout" svg:width="3.008cm" svg:height="1.259cm" svg:x="3.106cm" svg:y="13.452cm">
          <draw:text-box>
            <text:p text:style-name="P19"><text:span text:style-name="T1">SOM Digestion</text:span><text:span text:style-name="T1"><text:line-break/></text:span><text:span text:style-name="T9">Fenton reagent</text:span></text:p>
          </draw:text-box>
        </draw:frame>
        <draw:frame draw:style-name="gr35" draw:text-style-name="P28" draw:layer="layout" svg:width="0.879cm" svg:height="0.78cm" svg:x="5.629cm" svg:y="13.216cm">
          <draw:text-box>
            <text:p><text:span text:style-name="T16"></text:span></text:p>
          </draw:text-box>
        </draw:frame>
        <draw:frame draw:style-name="gr37" draw:text-style-name="P30" draw:layer="layout" svg:width="0.879cm" svg:height="0.78cm" svg:x="5.141cm" svg:y="14.647cm">
          <draw:text-box>
            <text:p><text:span text:style-name="T16"></text:span></text:p>
          </draw:text-box>
        </draw:frame>
        <draw:frame draw:style-name="gr38" draw:text-style-name="P31" draw:layer="layout" svg:width="1.62cm" svg:height="0.704cm" svg:x="1.526cm" svg:y="10.391cm">
          <draw:text-box>
            <text:p><text:span text:style-name="T15">Organic</text:span></text:p>
          </draw:text-box>
        </draw:frame>
        <draw:frame draw:style-name="gr39" draw:text-style-name="P32" draw:layer="layout" svg:width="1.779cm" svg:height="0.704cm" svg:x="2.815cm" svg:y="10.391cm">
          <draw:text-box>
            <text:p><text:span text:style-name="T15">Inorganic</text:span></text:p>
          </draw:text-box>
        </draw:frame>
        <draw:frame draw:style-name="gr40" draw:text-style-name="P33" draw:layer="layout" svg:width="2.718cm" svg:height="1.157cm" svg:x="8.093cm" svg:y="10.391cm">
          <draw:text-box>
            <text:p text:style-name="P19"><text:span text:style-name="T3">Particle type and morphology</text:span></text:p>
          </draw:text-box>
        </draw:frame>
        <presentation:notes draw:style-name="dp2">
          <draw:page-thumbnail draw:style-name="gr41" draw:layer="layout" svg:width="18.624cm" svg:height="10.476cm" svg:x="1.482cm" svg:y="2.123cm" draw:page-number="1" presentation:class="page"/>
          <draw:frame presentation:style-name="pr1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ontAwesome1" svg:font-family="FontAwesome"/>
    <style:font-face style:name="FontAwesome2" svg:font-family="FontAwesome" style:font-adornments="Regular"/>
    <style:font-face style:name="Liberation Serif" svg:font-family="'Liberation Serif'" style:font-family-generic="roman"/>
    <style:font-face style:name="Droid Sans Devanagari2" svg:font-family="'Droid Sans Devanagari'" style:font-pitch="variable"/>
    <style:font-face style:name="Font Awesome 5 Free Solid" svg:font-family="'Font Awesome 5 Free Solid'" style:font-pitch="variable"/>
    <style:font-face style:name="FontAwesome" svg:font-family="FontAwesome" style:font-pitch="variable"/>
    <style:font-face style:name="Liberation Sans" svg:font-family="'Liberation Sans'" style:font-pitch="variable"/>
    <style:font-face style:name="Noto Sans CJK SC2" svg:font-family="'Noto Sans CJK SC'" style:font-pitch="variable"/>
    <style:font-face style:name="Droid Sans Devanagari" svg:font-family="'Droid Sans Devanagari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102cm" fo:margin-bottom="0.102cm" fo:margin-left="0.102cm" fo:margin-right="0.102cm" fo:page-width="12.497cm" fo:page-height="20.16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366cm" svg:height="7.047cm" svg:x="3.464cm" svg:y="2.397cm"/>
      <draw:page-thumbnail draw:layer="backgroundobjects" svg:width="4.366cm" svg:height="7.047cm" svg:x="3.464cm" svg:y="10.445cm"/>
      <draw:page-thumbnail draw:layer="backgroundobjects" svg:width="4.366cm" svg:height="7.047cm" svg:x="3.464cm" svg:y="18.493cm"/>
      <draw:page-thumbnail draw:layer="backgroundobjects" svg:width="4.366cm" svg:height="7.047cm" svg:x="13.759cm" svg:y="2.397cm"/>
      <draw:page-thumbnail draw:layer="backgroundobjects" svg:width="4.366cm" svg:height="7.047cm" svg:x="13.759cm" svg:y="10.445cm"/>
      <draw:page-thumbnail draw:layer="backgroundobjects" svg:width="4.366cm" svg:height="7.047cm" svg:x="13.759cm" svg:y="18.493cm"/>
    </style:handout-master>
    <style:master-page style:name="Default" style:page-layout-name="PM1" draw:style-name="Mdp1">
      <draw:frame presentation:style-name="Default-title" draw:layer="backgroundobjects" svg:width="13.327cm" svg:height="3.506cm" svg:x="0.739cm" svg:y="0.838cm" presentation:class="title" presentation:placeholder="true">
        <draw:text-box/>
      </draw:frame>
      <draw:frame presentation:style-name="Default-outline1" draw:layer="backgroundobjects" svg:width="13.327cm" svg:height="12.182cm" svg:x="0.739cm" svg:y="4.914cm" presentation:class="outline" presentation:placeholder="true">
        <draw:text-box/>
      </draw:frame>
      <draw:frame presentation:style-name="Mpr1" draw:text-style-name="MP2" draw:layer="backgroundobjects" svg:width="3.45cm" svg:height="1.447cm" svg:x="0.73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694cm" svg:height="1.447cm" svg:x="5.063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45cm" svg:height="1.447cm" svg:x="10.616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charias Steinmetz</meta:initial-creator>
    <meta:creation-date>2020-09-29T10:09:10.071505359</meta:creation-date>
    <dc:date>2021-08-19T12:02:05.816498544</dc:date>
    <dc:creator>Zacharias Steinmetz</dc:creator>
    <meta:editing-duration>P1DT1H24M27S</meta:editing-duration>
    <meta:editing-cycles>42</meta:editing-cycles>
    <meta:generator>LibreOffice/7.0.6.2$Linux_X86_64 LibreOffice_project/00$Build-2</meta:generator>
    <meta:document-statistic meta:object-count="76"/>
  </office:meta>
</office:document-meta>
</file>